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27fab9"/>
    </style:style>
    <style:style style:name="P2" style:family="paragraph" style:parent-style-name="Text_20_body">
      <style:text-properties officeooo:paragraph-rsid="001ecfcf"/>
    </style:style>
    <style:style style:name="P3" style:family="paragraph" style:parent-style-name="Text_20_body">
      <style:text-properties officeooo:paragraph-rsid="0020c90f"/>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Standard">
      <style:text-properties officeooo:rsid="0027fab9" officeooo:paragraph-rsid="0027fab9"/>
    </style:style>
    <style:style style:name="P7" style:family="paragraph" style:parent-style-name="Standard">
      <style:text-properties officeooo:rsid="001dffd1" officeooo:paragraph-rsid="001dffd1"/>
    </style:style>
    <style:style style:name="P8" style:family="paragraph" style:parent-style-name="Standard">
      <style:text-properties officeooo:paragraph-rsid="002bef6c"/>
    </style:style>
    <style:style style:name="P9" style:family="paragraph" style:parent-style-name="Text_20_body">
      <style:paragraph-properties fo:padding="0.074cm" fo:border-left="none" fo:border-right="none" fo:border-top="none" fo:border-bottom="0.002cm solid #000000" style:join-border="false"/>
      <style:text-properties fo:font-size="20pt" officeooo:rsid="001dffd1" officeooo:paragraph-rsid="001dffd1" style:font-size-asian="20pt" style:font-size-complex="20pt"/>
    </style:style>
    <style:style style:name="P10" style:family="paragraph" style:parent-style-name="Text_20_body">
      <style:text-properties officeooo:rsid="001dffd1" officeooo:paragraph-rsid="001dffd1"/>
    </style:style>
    <style:style style:name="P11" style:family="paragraph" style:parent-style-name="Text_20_body">
      <style:text-properties officeooo:rsid="001ecfcf" officeooo:paragraph-rsid="001ecfcf"/>
    </style:style>
    <style:style style:name="P12" style:family="paragraph" style:parent-style-name="Text_20_body">
      <style:text-properties fo:font-style="italic" officeooo:paragraph-rsid="002dae8b" style:font-style-asian="italic" style:font-style-complex="italic"/>
    </style:style>
    <style:style style:name="P13" style:family="paragraph" style:parent-style-name="Heading_20_1">
      <style:text-properties officeooo:rsid="001dffd1"/>
    </style:style>
    <style:style style:name="P14" style:family="paragraph" style:parent-style-name="Heading_20_1">
      <style:text-properties officeooo:paragraph-rsid="002bef6c"/>
    </style:style>
    <style:style style:name="P15" style:family="paragraph" style:parent-style-name="code">
      <style:text-properties officeooo:rsid="0027f17b"/>
    </style:style>
    <style:style style:name="P16" style:family="paragraph" style:parent-style-name="code">
      <style:text-properties officeooo:rsid="001dffd1"/>
    </style:style>
    <style:style style:name="P17" style:family="paragraph" style:parent-style-name="code">
      <style:text-properties officeooo:paragraph-rsid="002bef6c"/>
    </style:style>
    <style:style style:name="P18" style:family="paragraph" style:parent-style-name="Heading_20_2">
      <style:text-properties officeooo:rsid="0027f17b"/>
    </style:style>
    <style:style style:name="P19" style:family="paragraph" style:parent-style-name="Heading_20_2">
      <style:text-properties officeooo:paragraph-rsid="002bef6c"/>
    </style:style>
    <style:style style:name="P20" style:family="paragraph" style:parent-style-name="Heading_20_2">
      <style:text-properties officeooo:paragraph-rsid="002dae8b"/>
    </style:style>
    <style:style style:name="T1" style:family="text">
      <style:text-properties officeooo:rsid="001dffd1"/>
    </style:style>
    <style:style style:name="T2" style:family="text">
      <style:text-properties officeooo:rsid="001ecfcf"/>
    </style:style>
    <style:style style:name="T3" style:family="text">
      <style:text-properties officeooo:rsid="00205e2e"/>
    </style:style>
    <style:style style:name="T4" style:family="text">
      <style:text-properties officeooo:rsid="0020c90f"/>
    </style:style>
    <style:style style:name="T5" style:family="text">
      <style:text-properties officeooo:rsid="0021a599"/>
    </style:style>
    <style:style style:name="T6" style:family="text">
      <style:text-properties officeooo:rsid="0023520d"/>
    </style:style>
    <style:style style:name="T7" style:family="text">
      <style:text-properties officeooo:rsid="0024cc1d"/>
    </style:style>
    <style:style style:name="T8" style:family="text">
      <style:text-properties officeooo:rsid="0027fab9"/>
    </style:style>
    <style:style style:name="T9" style:family="text">
      <style:text-properties fo:font-style="italic" officeooo:rsid="0027fab9" style:font-style-asian="italic" style:font-style-complex="italic"/>
    </style:style>
    <style:style style:name="T10" style:family="text">
      <style:text-properties fo:font-style="normal" officeooo:rsid="0027fab9" style:font-style-asian="normal" style:font-style-complex="normal"/>
    </style:style>
    <style:style style:name="T11" style:family="text">
      <style:text-properties officeooo:rsid="002bef6c"/>
    </style:style>
    <style:style style:name="T12" style:family="text">
      <style:text-properties officeooo:rsid="002dae8b"/>
    </style:style>
    <style:style style:name="T13" style:family="text">
      <style:text-properties officeooo:rsid="002ea528"/>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Interactive Fiction cookbook for Wtactics</text:p>
      <text:p text:style-name="P10"/>
      <text:table-of-content text:style-name="Sect1" text:protected="true" text:name="Innehållsförteckning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nehållsförteckning1_Head">
            <text:p text:style-name="Contents_20_Heading">Table of content</text:p>
          </text:index-title>
          <text:p text:style-name="P5">Intro.<text:tab/>1</text:p>
          <text:p text:style-name="P5">Randomness <text:tab/>1</text:p>
          <text:p text:style-name="P4">Die check<text:tab/>1</text:p>
          <text:p text:style-name="P4">Pick one<text:tab/>1</text:p>
          <text:p text:style-name="P5">Show Quotes <text:tab/>2</text:p>
        </text:index-body>
      </text:table-of-content>
      <text:p text:style-name="P10"/>
      <text:h text:style-name="P13" text:outline-level="1">Intro.</text:h>
      <text:p text:style-name="P2"><text:span text:style-name="T1">The purpose with this document is to </text:span><text:span text:style-name="T2">document </text:span><text:span text:style-name="T1">and give short examples of </text:span><text:span text:style-name="T2">w</text:span><text:span text:style-name="T1">hat </text:span><text:span text:style-name="T2">will be used or is already used in our fiction: If it is not used in the IF or you don't plan on contributing to our ficton in a way which makes use of it then it should not be included in here. Other than that there are no restrictions towards the editing of this document. </text:span></text:p>
      <text:p text:style-name="P11"/>
      <text:p text:style-name="P3"><text:span text:style-name="T1">The document is </text:span><text:span text:style-name="T3">conciosuley </text:span><text:span text:style-name="T1">geared towards the total novice to lessen the entry barriers for new</text:span><text:span text:style-name="T4">comers </text:span><text:span text:style-name="T1">that would want to help out with our interactice fiction </text:span><text:span text:style-name="T3">but </text:span><text:span text:style-name="T4">lack </text:span><text:span text:style-name="T3">experience of wo</text:span><text:span text:style-name="T6">r</text:span><text:span text:style-name="T3">king with Inform7. </text:span><text:span text:style-name="T4">By looking at our open source code of the fiction, reading this document and staying in touch with us or joining our group of developers at WTactics.org, we're confident anyone can start </text:span><text:span text:style-name="T5">contributing </text:span><text:span text:style-name="T7">within just a couple of minutes.</text:span></text:p>
      <text:p text:style-name="P10"/>
      <text:h text:style-name="P14" text:outline-level="1"><text:span text:style-name="T11">Debugging </text:span></text:h>
      <text:h text:style-name="P19" text:outline-level="2"><text:span text:style-name="T11">Actions</text:span></text:h>
      <text:p text:style-name="P17"><text:span text:style-name="T11">Actions on</text:span></text:p>
      <text:p text:style-name="code"><text:span text:style-name="T11">Actions off</text:span></text:p>
      <text:p text:style-name="Standard"><text:span text:style-name="T11"/></text:p>
      <text:p text:style-name="P8"><text:span text:style-name="T11">Shows what actions are used when player does something and also if they succeed or not. </text:span></text:p>
      <text:p text:style-name="P8"><text:span text:style-name="T11"/></text:p>
      <text:h text:style-name="P20" text:outline-level="2"><text:span text:style-name="T12">Visit Tracking</text:span></text:h>
      <text:p text:style-name="P12"><text:span text:style-name="T12"/></text:p>
      <text:p text:style-name="code"><text:span text:style-name="T12">Slightly Wrong Chamber is south of the Awning. "[if unvisited]When you first step into the room, you are bothered by the sense that something is not quite right: perhaps the lighting, perhaps the angle of the walls. [end if]</text:span></text:p>
      <text:p text:style-name="Standard"><text:span text:style-name="T12"/></text:p>
      <text:p text:style-name="code"><text:span text:style-name="T13">[if the player is in the Zone for more than the second time]</text:span></text:p>
      <text:p text:style-name="P10"><text:soft-page-break/></text:p>
      <text:h text:style-name="P13" text:outline-level="1">Randomness </text:h>
      <text:h text:style-name="P18" text:outline-level="2">Die check</text:h>
      <text:p text:style-name="code">Every turn when the player is in the cage: </text:p>
      <text:p text:style-name="code">if a random chance of 1 in 2 succeeds, say "The lion eyes you with obvious discontent."; </text:p>
      <text:p text:style-name="code"><text:tab/>otherwise say "<text:span text:style-name="T6">Y</text:span>ou are aware that <text:span text:style-name="T6">the lion </text:span>is watching you closely." </text:p>
      <text:p text:style-name="Standard"/>
      <text:h text:style-name="P18" text:outline-level="2">Pick one</text:h>
      <text:p text:style-name="P15">Every turn while in the server room, say "[one of]The beeping is driving you crazy.[or]It's hard to think, with all of the beeping.[or]The monotony of the beeping is maddening.[or]Can't . . . function . . . too much . . . beeping . . .[purely at random]"</text:p>
      <text:p text:style-name="P6"/>
      <text:p text:style-name="P1"><text:span text:style-name="T8">See 5.7 for more info. Remove </text:span><text:span text:style-name="T9">purely </text:span><text:span text:style-name="T10">to not get same result twice in a row, or replace it with </text:span><text:span text:style-name="T9">then</text:span><text:span text:style-name="T10">.</text:span></text:p>
      <text:h text:style-name="P13" text:outline-level="1">Show Quotes </text:h>
      <text:p text:style-name="P11">Displays a quote and pauses the game until space key is pressed.</text:p>
      <text:p text:style-name="P11"/>
      <text:p text:style-name="P16">Include Basic Screen Effects by Emily Short. </text:p>
      <text:p text:style-name="P16"/>
      <text:p text:style-name="P16">When play begins: </text:p>
      <text:p text:style-name="P16"><text:tab/>display the boxed quotation </text:p>
      <text:p text:style-name="code"><text:span text:style-name="T1"><text:tab/>"</text:span><text:span text:style-name="T2">Yada yada, this is a quote.<text:tab/></text:span><text:span text:style-name="T1">-- Philadelphia Story"; </text:span></text:p>
      <text:p text:style-name="P16"><text:tab/>show the current quotation; </text:p>
      <text:p text:style-name="P16"><text:tab/>pause the game. </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cm" style:shadow="none">
        <style:tab-stops>
          <style:tab-stop style:position="0.7cm"/>
        </style:tab-stops>
      </style:paragraph-properties>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class="text">
      <style:paragraph-properties fo:margin-left="0cm" fo:margin-right="0cm" fo:margin-top="1.02cm" fo:margin-bottom="0.21cm"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de" style:family="paragraph" style:parent-style-name="Standard" style:next-style-name="Standard" style:class="text" style:master-page-name="">
      <style:paragraph-properties fo:margin-top="0cm" fo:margin-bottom="0cm" style:page-number="auto" fo:background-color="#e6e6ff" fo:padding-left="0.15cm" fo:padding-right="0.15cm" fo:padding-top="0.55cm" fo:padding-bottom="0.55cm" fo:border="0.002cm solid #000000" style:shadow="#c0c0c0 0.101cm 0.101cm">
        <style:tab-stops>
          <style:tab-stop style:position="0.499cm"/>
          <style:tab-stop style:position="1cm"/>
          <style:tab-stop style:position="1.499cm"/>
        </style:tab-stops>
        <style:background-image/>
      </style:paragraph-properties>
      <style:text-properties style:font-name="Liberation Mono" fo:font-size="9pt" style:font-size-asian="10.5pt"/>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nowdrop </meta:initial-creator>
    <meta:creation-date>2011-04-23T13:26:17</meta:creation-date>
    <dc:date>2011-04-28T00:50:53</dc:date>
    <dc:creator>snowdrop </dc:creator>
    <meta:editing-duration>PT04H50M16S</meta:editing-duration>
    <meta:editing-cycles>13</meta:editing-cycles>
    <meta:generator>OpenOffice.org/3.2$Unix OpenOffice.org_project/320m19$Build-9505</meta:generator>
    <meta:document-statistic meta:table-count="0" meta:image-count="0" meta:object-count="0" meta:page-count="2" meta:paragraph-count="34" meta:word-count="395" meta:character-count="2185"/>
  </office:meta>
</office:document-meta>
</file>